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5791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PI">
      <style:table-properties table:display="true" style:writing-mode="lr-tb"/>
    </style:style>
    <style:style style:name="ta2" style:family="table" style:master-page-name="PageStyle_5f_Terbutylazine">
      <style:table-properties table:display="true" style:writing-mode="lr-tb"/>
    </style:style>
    <style:style style:name="ta3" style:family="table" style:master-page-name="PageStyle_5f_Clorothalonil">
      <style:table-properties table:display="true" style:writing-mode="lr-tb"/>
    </style:style>
    <style:style style:name="ta4" style:family="table" style:master-page-name="PageStyle_5f_Linuro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e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0239087.678947" calcext:value-type="float">
            <text:p>10239087.6789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1109737.832957" calcext:value-type="float">
            <text:p>11109737.8329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2563521.859502" calcext:value-type="float">
            <text:p>12563521.8595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2731081.495147" calcext:value-type="float">
            <text:p>12731081.495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0800965.762944" calcext:value-type="float">
            <text:p>10800965.7629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0828145.490412" calcext:value-type="float">
            <text:p>10828145.4904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2112471.87991" calcext:value-type="float">
            <text:p>12112471.879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2626004.398203" calcext:value-type="float">
            <text:p>12626004.398203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8988.860632" calcext:value-type="float">
            <text:p>7248988.860632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6555.791957" calcext:value-type="float">
            <text:p>5326555.791957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7297.863268" calcext:value-type="float">
            <text:p>5437297.863268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49029.955304" calcext:value-type="float">
            <text:p>6849029.955304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64991.338246" calcext:value-type="float">
            <text:p>6264991.338246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5556.722274" calcext:value-type="float">
            <text:p>5975556.722274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81928.252039" calcext:value-type="float">
            <text:p>5881928.252039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89392.90273" calcext:value-type="float">
            <text:p>5989392.9027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04380.476007" calcext:value-type="float">
            <text:p>6104380.47600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92162.825663" calcext:value-type="float">
            <text:p>6792162.825663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45148.502724" calcext:value-type="float">
            <text:p>6445148.502724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1921.281522" calcext:value-type="float">
            <text:p>6641921.281522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58982.351266" calcext:value-type="float">
            <text:p>7358982.351266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94912.09529" calcext:value-type="float">
            <text:p>7394912.09529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52859.958141" calcext:value-type="float">
            <text:p>7552859.958141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58773.47184" calcext:value-type="float">
            <text:p>7358773.47184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89198.348857" calcext:value-type="float">
            <text:p>7389198.348857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66422.508801" calcext:value-type="float">
            <text:p>7066422.508801</text:p>
          </table:table-cell>
          <table:table-cell table:number-columns-repeated="57"/>
        </table:table-row>
        <table:table-row table:style-name="ro1" table:number-rows-repeated="104854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Terbutylazine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5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e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4586277.859444" calcext:value-type="float">
            <text:p>4586277.859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4667969.745796" calcext:value-type="float">
            <text:p>4667969.7457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4057239.750937" calcext:value-type="float">
            <text:p>4057239.7509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4039495.094099" calcext:value-type="float">
            <text:p>4039495.0940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4237688.966044" calcext:value-type="float">
            <text:p>4237688.9660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4846578.854061" calcext:value-type="float">
            <text:p>4846578.8540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5679883.789656" calcext:value-type="float">
            <text:p>5679883.7896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5170394.027522" calcext:value-type="float">
            <text:p>5170394.027522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530.178776" calcext:value-type="float">
            <text:p>1121530.178776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769.121308" calcext:value-type="float">
            <text:p>638769.121308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555.047905" calcext:value-type="float">
            <text:p>593555.047905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2603.476213" calcext:value-type="float">
            <text:p>4282603.476213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6085.356104" calcext:value-type="float">
            <text:p>3906085.356104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5388.489891" calcext:value-type="float">
            <text:p>3755388.48989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01870.852299" calcext:value-type="float">
            <text:p>7601870.852299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6909.711424" calcext:value-type="float">
            <text:p>8066909.711424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13269.9462" calcext:value-type="float">
            <text:p>7813269.9462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54427.074419" calcext:value-type="float">
            <text:p>13054427.074419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19817.066363" calcext:value-type="float">
            <text:p>12919817.066363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98836.921538" calcext:value-type="float">
            <text:p>12998836.921538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01967.073314" calcext:value-type="float">
            <text:p>17001967.073314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92651.374355" calcext:value-type="float">
            <text:p>16892651.374355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44869.717522" calcext:value-type="float">
            <text:p>16844869.717522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38559.887197" calcext:value-type="float">
            <text:p>20038559.887197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617628.577394" calcext:value-type="float">
            <text:p>19617628.577394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08907.218166" calcext:value-type="float">
            <text:p>18308907.218166</text:p>
          </table:table-cell>
          <table:table-cell table:number-columns-repeated="57"/>
        </table:table-row>
        <table:table-row table:style-name="ro1" table:number-rows-repeated="104854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Clorothalonil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5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e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628314.484427" calcext:value-type="float">
            <text:p>628314.4844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663497.465434" calcext:value-type="float">
            <text:p>663497.465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740540.585767" calcext:value-type="float">
            <text:p>740540.5857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743905.680962" calcext:value-type="float">
            <text:p>743905.6809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721746.789865" calcext:value-type="float">
            <text:p>721746.7898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828520.179555" calcext:value-type="float">
            <text:p>828520.1795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077725.50508" calcext:value-type="float">
            <text:p>1077725.50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981260.62428" calcext:value-type="float">
            <text:p>981260.62428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735.48357" calcext:value-type="float">
            <text:p>261735.48357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58.995974" calcext:value-type="float">
            <text:p>140658.995974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497.612789" calcext:value-type="float">
            <text:p>127497.612789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7753.852375" calcext:value-type="float">
            <text:p>1187753.852375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4130.975159" calcext:value-type="float">
            <text:p>1134130.975159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2800.97718" calcext:value-type="float">
            <text:p>1102800.97718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4902.163653" calcext:value-type="float">
            <text:p>2474902.16365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66717.085604" calcext:value-type="float">
            <text:p>2766717.085604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91670.581217" calcext:value-type="float">
            <text:p>2691670.58121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38868.37016" calcext:value-type="float">
            <text:p>4938868.37016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20417.098401" calcext:value-type="float">
            <text:p>4920417.098401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68940.638681" calcext:value-type="float">
            <text:p>5068940.638681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82299.704317" calcext:value-type="float">
            <text:p>6882299.704317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27932.270422" calcext:value-type="float">
            <text:p>6927932.270422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49246.461634" calcext:value-type="float">
            <text:p>6949246.461634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59809.398087" calcext:value-type="float">
            <text:p>8459809.398087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18493.181963" calcext:value-type="float">
            <text:p>8618493.181963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45844.192588" calcext:value-type="float">
            <text:p>8145844.192588</text:p>
          </table:table-cell>
          <table:table-cell table:number-columns-repeated="57"/>
        </table:table-row>
        <table:table-row table:style-name="ro1" table:number-rows-repeated="104854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Linuron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5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e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5590663.290421" calcext:value-type="float">
            <text:p>5590663.290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5664199.81019" calcext:value-type="float">
            <text:p>5664199.810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4034025.217548" calcext:value-type="float">
            <text:p>4034025.2175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4137217.467504" calcext:value-type="float">
            <text:p>4137217.4675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3898672.865315" calcext:value-type="float">
            <text:p>3898672.8653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3830492.697627" calcext:value-type="float">
            <text:p>3830492.6976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4609294.866376" calcext:value-type="float">
            <text:p>4609294.8663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4729854.884472" calcext:value-type="float">
            <text:p>4729854.884472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735.153758" calcext:value-type="float">
            <text:p>299735.153758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31.488334" calcext:value-type="float">
            <text:p>99331.488334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377.424422" calcext:value-type="float">
            <text:p>103377.424422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539.043759" calcext:value-type="float">
            <text:p>2323539.043759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7572.70994" calcext:value-type="float">
            <text:p>2057572.70994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5289.075414" calcext:value-type="float">
            <text:p>1825289.075414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60065.314292" calcext:value-type="float">
            <text:p>4460065.31429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52995.698532" calcext:value-type="float">
            <text:p>4752995.69853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5095.569143" calcext:value-type="float">
            <text:p>4845095.569143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15265.905576" calcext:value-type="float">
            <text:p>9015265.905576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59343.247671" calcext:value-type="float">
            <text:p>9259343.247671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91846.370012" calcext:value-type="float">
            <text:p>9491846.370012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51832.795203" calcext:value-type="float">
            <text:p>15151832.795203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31884.922542" calcext:value-type="float">
            <text:p>15731884.922542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23004.931683" calcext:value-type="float">
            <text:p>15923004.931683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734114.476088" calcext:value-type="float">
            <text:p>19734114.476088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652763.10436" calcext:value-type="float">
            <text:p>19652763.10436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9432.178909" calcext:value-type="float">
            <text:p>18759432.178909</text:p>
          </table:table-cell>
          <table:table-cell table:number-columns-repeated="57"/>
        </table:table-row>
        <table:table-row table:style-name="ro1" table:number-rows-repeated="1048548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2:47:51.581415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omox_20_butirate" style:display-name="PageStyle_Bromox butir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olachlor" style:display-name="PageStyle_metolach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uron" style:display-name="PageStyle_Linur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orothalonil" style:display-name="PageStyle_Clorothalon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lorpyrifos" style:display-name="PageStyle_Chlorpyrif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rbutylazine" style:display-name="PageStyle_Terbutylaz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" style:display-name="PageStyle_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lufenican" style:display-name="PageStyle_Diflufenic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CO</meta:initial-creator>
    <meta:creation-date>2021-03-22T14:43:16</meta:creation-date>
    <dc:date>2021-03-28T12:55:01.056629459</dc:date>
    <meta:generator>LibreOffice/7.0.5.2$Linux_X86_64 LibreOffice_project/00$Build-2</meta:generator>
    <meta:editing-duration>PT7M37S</meta:editing-duration>
    <meta:editing-cycles>2</meta:editing-cycles>
    <meta:document-statistic meta:table-count="4" meta:cell-count="216" meta:object-count="0"/>
    <meta:user-defined meta:name="AppVersion">15.0300</meta:user-defined>
    <meta:user-defined meta:name="Company">Hewlett-Packard Company</meta:user-defined>
  </office:meta>
</office:document-meta>
</file>